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1" style:parent-style-name="Graphics">
      <style:graphic-properties draw:fill="none" fo:clip="rect(2.10814in, 4.7974in, 1.29735in, 3.4256in)" draw:stroke="none"/>
    </style:style>
    <style:style style:family="drawing-page" style:name="a3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3" style:parent-style-name="Graphics">
      <style:graphic-properties draw:fill="none" fo:clip="rect(2.27025in, 4.5946in, 1.01351in, 3.5068in)" draw:stroke="none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draw:style-name="a381" draw:name="Picture 4" svg:x="0.12162in" svg:y="0.10811in" svg:width="11in" svg:height="7.32702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382" draw:master-page-name="Master1-Layout2-obj-Title-and-Content" presentation:presentation-page-layout-name="Master1-PPL2" draw:id="Slide-257">
        <draw:frame draw:id="id64" draw:style-name="a383" draw:name="Picture 4" svg:x="2.33784in" svg:y="1.51351in" svg:width="7.93243in" svg:height="5.31081in" style:rel-width="scale" style:rel-height="scale">
          <draw:image xlink:href="media/image2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Furl, Nicholas</meta:initial-creator>
    <dc:creator>Furl, Nicholas</dc:creator>
    <meta:creation-date>2024-01-05T10:42:31Z</meta:creation-date>
    <dc:date>2024-01-05T10:45:11Z</dc:date>
    <meta:editing-cycles>1</meta:editing-cycles>
    <meta:editing-duration>PT160S</meta:editing-duration>
    <meta:document-statistic meta:paragraph-count="0" meta:word-count="0"/>
  </office:meta>
</office:document-meta>
</file>